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692c9"/>
    </style:style>
    <style:style style:name="P2" style:family="paragraph" style:parent-style-name="Standard">
      <style:text-properties officeooo:rsid="0016ffa6" officeooo:paragraph-rsid="0016ffa6"/>
    </style:style>
    <style:style style:name="P3" style:family="paragraph" style:parent-style-name="Standard">
      <style:text-properties officeooo:rsid="0016ffa6" officeooo:paragraph-rsid="001d1db7"/>
    </style:style>
    <style:style style:name="P4" style:family="paragraph" style:parent-style-name="Standard">
      <style:text-properties officeooo:rsid="00199514" officeooo:paragraph-rsid="00199514"/>
    </style:style>
    <style:style style:name="P5" style:family="paragraph" style:parent-style-name="Standard">
      <style:text-properties fo:font-weight="bold" officeooo:rsid="001d1db7" officeooo:paragraph-rsid="001d1db7" style:font-weight-asian="bold" style:font-weight-complex="bold"/>
    </style:style>
    <style:style style:name="P6" style:family="paragraph" style:parent-style-name="Standard">
      <style:text-properties fo:font-weight="normal" officeooo:rsid="001a4a06" officeooo:paragraph-rsid="001a4a06" style:font-weight-asian="normal" style:font-weight-complex="normal"/>
    </style:style>
    <style:style style:name="P7" style:family="paragraph" style:parent-style-name="Standard">
      <style:text-properties fo:font-weight="normal" officeooo:rsid="001b0a52" officeooo:paragraph-rsid="001b0a52" style:font-weight-asian="normal" style:font-weight-complex="normal"/>
    </style:style>
    <style:style style:name="P8" style:family="paragraph" style:parent-style-name="Standard">
      <style:text-properties officeooo:rsid="001d1db7" officeooo:paragraph-rsid="001d1db7"/>
    </style:style>
    <style:style style:name="P9" style:family="paragraph" style:parent-style-name="Standard" style:list-style-name="L1">
      <style:text-properties officeooo:paragraph-rsid="001692c9"/>
    </style:style>
    <style:style style:name="P10" style:family="paragraph" style:parent-style-name="Standard" style:list-style-name="L1">
      <style:text-properties officeooo:rsid="001692c9" officeooo:paragraph-rsid="001692c9"/>
    </style:style>
    <style:style style:name="P11" style:family="paragraph" style:parent-style-name="Standard" style:list-style-name="L2">
      <style:text-properties officeooo:rsid="001f928d" officeooo:paragraph-rsid="001f928d"/>
    </style:style>
    <style:style style:name="T1" style:family="text">
      <style:text-properties officeooo:rsid="001692c9"/>
    </style:style>
    <style:style style:name="T2" style:family="text">
      <style:text-properties officeooo:rsid="00199514"/>
    </style:style>
    <style:style style:name="T3" style:family="text">
      <style:text-properties officeooo:rsid="001a4a06"/>
    </style:style>
    <style:style style:name="T4" style:family="text">
      <style:text-properties officeooo:rsid="001b0a52"/>
    </style:style>
    <style:style style:name="T5" style:family="text">
      <style:text-properties officeooo:rsid="001d1db7"/>
    </style:style>
    <style:style style:name="T6" style:family="text">
      <style:text-properties fo:font-weight="normal" officeooo:rsid="001a4a06" style:font-weight-asian="normal" style:font-weight-complex="normal"/>
    </style:style>
    <style:style style:name="T7" style:family="text">
      <style:text-properties officeooo:rsid="001dc429"/>
    </style:style>
    <style:style style:name="T8" style:family="text">
      <style:text-properties officeooo:rsid="001f928d"/>
    </style:style>
    <style:style style:name="T9" style:family="text">
      <style:text-properties officeooo:rsid="002319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C Vérifier/Confirmer résultat</text:p>
      <text:p text:style-name="P4"/>
      <text:p text:style-name="P5">Acteur Principal</text:p>
      <text:p text:style-name="P8"><text:tab/>Utilisateur.</text:p>
      <text:p text:style-name="P5">Acteurs Secondaires</text:p>
      <text:p text:style-name="P4"><text:tab/><text:span text:style-name="T5">Client-Serveur</text:span></text:p>
      <text:p text:style-name="P5">Objectifs</text:p>
      <text:p text:style-name="P8"><text:tab/>V<text:span text:style-name="T6">érifier/confirmer le résultat d'un vote à la fin de sa periode.</text:span></text:p>
      <text:p text:style-name="P5"><text:span text:style-name="T3">P</text:span>réconditions</text:p>
      <text:p text:style-name="P4"><text:tab/><text:span text:style-name="T5">L'utilisateur s'est authentifié et a voté.</text:span></text:p>
      <text:p text:style-name="P4"><text:tab/><text:span text:style-name="T7">L'application envoi le résultat après l'avoir calculé.</text:span></text:p>
      <text:p text:style-name="P4"><text:tab/><text:span text:style-name="T7">La periode de vote est écoulée.</text:span></text:p>
      <text:p text:style-name="P5">Postconditions</text:p>
      <text:p text:style-name="P8"><text:tab/>Les participants peuvent consulter le résultat du vote.</text:p>
      <text:p text:style-name="P5">Scénario nominal</text:p>
      <text:list xml:id="list1407248265465514303" text:style-name="L2">
        <text:list-item>
          <text:p text:style-name="P11">Le serveur reçoi<text:span text:style-name="T9">t</text:span> les résultats.</text:p>
        </text:list-item>
        <text:list-item>
          <text:p text:style-name="P11">Le serveur cherche les participants.</text:p>
        </text:list-item>
        <text:list-item>
          <text:p text:style-name="P11">Le serveur envoi<text:span text:style-name="T9">e</text:span> le résultat à tous les participants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amsi </meta:initial-creator>
    <meta:creation-date>2015-04-22T13:31:43.805349838</meta:creation-date>
    <dc:date>2015-04-23T12:52:18.793850872</dc:date>
    <dc:creator>Lyamsi </dc:creator>
    <meta:editing-duration>PT38M23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1" meta:paragraph-count="17" meta:word-count="74" meta:character-count="524" meta:non-whitespace-character-count="463"/>
  </office:meta>
</office:document-meta>
</file>